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863cm" style:rel-column-width="21845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3.194cm" style:rel-column-width="11901*"/>
    </style:style>
    <style:style style:name="Table2.B" style:family="table-column">
      <style:table-column-properties style:column-width="8.532cm" style:rel-column-width="31788*"/>
    </style:style>
    <style:style style:name="Table2.C" style:family="table-column">
      <style:table-column-properties style:column-width="5.863cm" style:rel-column-width="21846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D" style:family="table-column">
      <style:table-column-properties style:column-width="4.397cm" style:rel-column-width="16386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199cm" fo:border-left="0.5pt solid #000000" fo:border-right="none" fo:border-top="none" fo:border-bottom="0.5pt solid #000000"/>
    </style:style>
    <style:style style:name="Table1.D2" style:family="table-cell">
      <style:table-cell-properties fo:padding="0.199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6pt" fo:font-weight="bold" officeooo:rsid="0015b264" officeooo:paragraph-rsid="0015b264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99e38" officeooo:paragraph-rsid="00199e38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4pt" fo:font-weight="bold" officeooo:rsid="0015b264" officeooo:paragraph-rsid="0015b264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5b264" officeooo:paragraph-rsid="002afba5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7bfd1" officeooo:paragraph-rsid="0017bfd1" style:font-size-asian="14pt" style:font-weight-asian="bold" style:font-size-complex="14pt" style:font-weight-complex="bold"/>
    </style:style>
    <style:style style:name="P6" style:family="paragraph" style:parent-style-name="Table_20_Contents">
      <style:text-properties fo:font-size="14pt" style:font-size-asian="14pt" style:font-size-complex="14pt"/>
    </style:style>
    <style:style style:name="P7" style:family="paragraph" style:parent-style-name="Table_20_Contents">
      <style:text-properties fo:font-size="14pt" officeooo:rsid="0017dfdd" officeooo:paragraph-rsid="0017dfdd" style:font-size-asian="14pt" style:font-size-complex="14pt"/>
    </style:style>
    <style:style style:name="P8" style:family="paragraph" style:parent-style-name="Text_20_body">
      <style:text-properties fo:font-size="14pt" officeooo:rsid="0017dfdd" officeooo:paragraph-rsid="0017dfdd" style:font-size-asian="14pt" style:font-size-complex="14pt"/>
    </style:style>
    <style:style style:name="P9" style:family="paragraph" style:parent-style-name="Text_20_body">
      <style:paragraph-properties fo:margin-left="0cm" fo:text-indent="0cm" style:auto-text-indent="false"/>
      <style:text-properties fo:font-size="14pt" officeooo:rsid="0017dfdd" officeooo:paragraph-rsid="0017dfdd" style:font-size-asian="14pt" style:font-size-complex="14pt"/>
    </style:style>
    <style:style style:name="P10" style:family="paragraph" style:parent-style-name="Text_20_body">
      <style:text-properties fo:font-size="14pt" officeooo:rsid="0015b264" officeooo:paragraph-rsid="0015b264" style:font-size-asian="14pt" style:font-size-complex="14pt"/>
    </style:style>
    <style:style style:name="P11" style:family="paragraph" style:parent-style-name="Text_20_body">
      <style:text-properties fo:font-size="14pt" officeooo:rsid="0015b264" officeooo:paragraph-rsid="00170e21" style:font-size-asian="14pt" style:font-size-complex="14pt"/>
    </style:style>
    <style:style style:name="P12" style:family="paragraph" style:parent-style-name="Text_20_body">
      <style:text-properties fo:font-size="14pt" officeooo:rsid="0015b264" officeooo:paragraph-rsid="0017dfdd" style:font-size-asian="14pt" style:font-size-complex="14pt"/>
    </style:style>
    <style:style style:name="P13" style:family="paragraph" style:parent-style-name="Text_20_body">
      <style:text-properties fo:font-size="14pt" officeooo:rsid="00170e21" officeooo:paragraph-rsid="00170e21" style:font-size-asian="14pt" style:font-size-complex="14pt"/>
    </style:style>
    <style:style style:name="P14" style:family="paragraph" style:parent-style-name="Text_20_body">
      <style:paragraph-properties fo:margin-left="0cm" fo:text-indent="0cm" style:auto-text-indent="false"/>
      <style:text-properties fo:font-size="14pt" officeooo:rsid="00170e21" officeooo:paragraph-rsid="00170e21" style:font-size-asian="14pt" style:font-size-complex="14pt"/>
    </style:style>
    <style:style style:name="P15" style:family="paragraph" style:parent-style-name="Text_20_body">
      <style:text-properties officeooo:rsid="001be978" officeooo:paragraph-rsid="001be978"/>
    </style:style>
    <style:style style:name="P16" style:family="paragraph" style:parent-style-name="Title">
      <style:paragraph-properties fo:break-before="page"/>
      <style:text-properties officeooo:rsid="0015b264" officeooo:paragraph-rsid="0015b264"/>
    </style:style>
    <style:style style:name="P17" style:family="paragraph" style:parent-style-name="Title">
      <style:paragraph-properties fo:break-before="page"/>
    </style:style>
    <style:style style:name="P18" style:family="paragraph" style:parent-style-name="Table_20_Contents">
      <style:text-properties officeooo:rsid="002459c3" officeooo:paragraph-rsid="002459c3"/>
    </style:style>
    <style:style style:name="P19" style:family="paragraph" style:parent-style-name="Text_20_body">
      <style:text-properties officeooo:rsid="002459c3" officeooo:paragraph-rsid="002459c3"/>
    </style:style>
    <style:style style:name="P20" style:family="paragraph" style:parent-style-name="Text_20_body">
      <style:paragraph-properties fo:margin-top="0cm" fo:margin-bottom="0cm" style:contextual-spacing="false"/>
      <style:text-properties officeooo:rsid="002459c3" officeooo:paragraph-rsid="002459c3"/>
    </style:style>
    <style:style style:name="P21" style:family="paragraph" style:parent-style-name="Title">
      <style:text-properties officeooo:rsid="002459c3" officeooo:paragraph-rsid="002459c3"/>
    </style:style>
    <style:style style:name="P22" style:family="paragraph" style:parent-style-name="Table_20_Contents">
      <style:text-properties officeooo:rsid="002646c7" officeooo:paragraph-rsid="002646c7"/>
    </style:style>
    <style:style style:name="P23" style:family="paragraph" style:parent-style-name="Text_20_body">
      <style:paragraph-properties fo:margin-top="0cm" fo:margin-bottom="0cm" style:contextual-spacing="false"/>
      <style:text-properties fo:font-weight="bold" officeooo:rsid="002459c3" officeooo:paragraph-rsid="002459c3" style:font-weight-asian="bold" style:font-weight-complex="bold"/>
    </style:style>
    <style:style style:name="P24" style:family="paragraph" style:parent-style-name="Text_20_body">
      <style:text-properties fo:font-weight="bold" officeooo:rsid="002459c3" officeooo:paragraph-rsid="002459c3" style:font-weight-asian="bold" style:font-weight-complex="bold"/>
    </style:style>
    <style:style style:name="P25" style:family="paragraph" style:parent-style-name="Text_20_body">
      <style:text-properties fo:font-weight="bold" officeooo:rsid="002646c7" officeooo:paragraph-rsid="002646c7" style:font-weight-asian="bold" style:font-weight-complex="bold"/>
    </style:style>
    <style:style style:name="P26" style:family="paragraph" style:parent-style-name="Text_20_body">
      <style:paragraph-properties fo:margin-top="0cm" fo:margin-bottom="0cm" style:contextual-spacing="false"/>
      <style:text-properties fo:font-weight="bold" officeooo:rsid="0027facb" officeooo:paragraph-rsid="0027facb" style:font-weight-asian="bold" style:font-weight-complex="bold"/>
    </style:style>
    <style:style style:name="P27" style:family="paragraph" style:parent-style-name="Text_20_body">
      <style:text-properties fo:font-weight="bold" officeooo:rsid="002908eb" officeooo:paragraph-rsid="002908eb" style:font-weight-asian="bold" style:font-weight-complex="bold"/>
    </style:style>
    <style:style style:name="P28" style:family="paragraph" style:parent-style-name="Text_20_body">
      <style:paragraph-properties fo:margin-top="0cm" fo:margin-bottom="0cm" style:contextual-spacing="false"/>
      <style:text-properties fo:font-weight="normal" officeooo:rsid="002459c3" officeooo:paragraph-rsid="002459c3" style:font-weight-asian="normal" style:font-weight-complex="normal"/>
    </style:style>
    <style:style style:name="P29" style:family="paragraph" style:parent-style-name="Text_20_body">
      <style:paragraph-properties fo:margin-top="0cm" fo:margin-bottom="0cm" style:contextual-spacing="false"/>
      <style:text-properties fo:font-weight="normal" officeooo:rsid="002459c3" officeooo:paragraph-rsid="0027facb" style:font-weight-asian="normal" style:font-weight-complex="normal"/>
    </style:style>
    <style:style style:name="P30" style:family="paragraph" style:parent-style-name="Text_20_body">
      <style:paragraph-properties fo:margin-top="0cm" fo:margin-bottom="0cm" style:contextual-spacing="false"/>
      <style:text-properties fo:font-weight="normal" officeooo:rsid="002646c7" officeooo:paragraph-rsid="002646c7" style:font-weight-asian="normal" style:font-weight-complex="normal"/>
    </style:style>
    <style:style style:name="P31" style:family="paragraph" style:parent-style-name="Text_20_body">
      <style:text-properties fo:font-weight="normal" officeooo:rsid="002646c7" officeooo:paragraph-rsid="002646c7" style:font-weight-asian="normal" style:font-weight-complex="normal"/>
    </style:style>
    <style:style style:name="P32" style:family="paragraph" style:parent-style-name="Text_20_body">
      <style:paragraph-properties fo:margin-top="0cm" fo:margin-bottom="0cm" style:contextual-spacing="false"/>
      <style:text-properties fo:font-weight="normal" officeooo:rsid="002646c7" officeooo:paragraph-rsid="002908eb" style:font-weight-asian="normal" style:font-weight-complex="normal"/>
    </style:style>
    <style:style style:name="P33" style:family="paragraph" style:parent-style-name="Text_20_body">
      <style:paragraph-properties fo:margin-top="0cm" fo:margin-bottom="0cm" style:contextual-spacing="false"/>
      <style:text-properties fo:font-weight="normal" officeooo:rsid="0027facb" officeooo:paragraph-rsid="0027facb" style:font-weight-asian="normal" style:font-weight-complex="normal"/>
    </style:style>
    <style:style style:name="P34" style:family="paragraph" style:parent-style-name="Text_20_body">
      <style:paragraph-properties fo:margin-top="0cm" fo:margin-bottom="0cm" style:contextual-spacing="false"/>
      <style:text-properties fo:font-weight="normal" officeooo:rsid="0027facb" officeooo:paragraph-rsid="002908eb" style:font-weight-asian="normal" style:font-weight-complex="normal"/>
    </style:style>
    <style:style style:name="P35" style:family="paragraph" style:parent-style-name="Text_20_body">
      <style:text-properties fo:font-weight="normal" officeooo:rsid="002908eb" officeooo:paragraph-rsid="002908eb" style:font-weight-asian="normal" style:font-weight-complex="normal"/>
    </style:style>
    <style:style style:name="P36" style:family="paragraph" style:parent-style-name="Text_20_body">
      <style:paragraph-properties fo:margin-top="0cm" fo:margin-bottom="0cm" style:contextual-spacing="false"/>
      <style:text-properties officeooo:rsid="0027facb" officeooo:paragraph-rsid="0027facb"/>
    </style:style>
    <style:style style:name="P37" style:family="paragraph" style:parent-style-name="Table_20_Contents">
      <style:text-properties officeooo:rsid="002be056" officeooo:paragraph-rsid="002be056"/>
    </style:style>
    <style:style style:name="P38" style:family="paragraph" style:parent-style-name="Text_20_body" style:list-style-name="L1">
      <style:text-properties fo:font-weight="normal" officeooo:rsid="002908eb" officeooo:paragraph-rsid="002908eb" style:font-weight-asian="normal" style:font-weight-complex="normal"/>
    </style:style>
    <style:style style:name="P39" style:family="paragraph" style:parent-style-name="Text_20_body">
      <style:paragraph-properties fo:margin-top="0cm" fo:margin-bottom="0cm" style:contextual-spacing="false"/>
      <style:text-properties fo:font-weight="normal" officeooo:rsid="0027facb" officeooo:paragraph-rsid="0027facb" style:font-weight-asian="normal" style:font-weight-complex="normal"/>
    </style:style>
    <style:style style:name="P40" style:family="paragraph" style:parent-style-name="Text_20_body" style:list-style-name="L3">
      <style:paragraph-properties fo:margin-top="0cm" fo:margin-bottom="0cm" style:contextual-spacing="false"/>
      <style:text-properties fo:font-weight="normal" officeooo:rsid="0027facb" officeooo:paragraph-rsid="0027facb" style:font-weight-asian="normal" style:font-weight-complex="normal"/>
    </style:style>
    <style:style style:name="P41" style:family="paragraph" style:parent-style-name="Text_20_body" style:list-style-name="L4">
      <style:paragraph-properties fo:margin-top="0cm" fo:margin-bottom="0cm" style:contextual-spacing="false"/>
      <style:text-properties fo:font-weight="normal" officeooo:rsid="0027facb" officeooo:paragraph-rsid="0027facb" style:font-weight-asian="normal" style:font-weight-complex="normal"/>
    </style:style>
    <style:style style:name="P42" style:family="paragraph" style:parent-style-name="Text_20_body" style:list-style-name="L2">
      <style:paragraph-properties fo:margin-top="0cm" fo:margin-bottom="0cm" style:contextual-spacing="false"/>
      <style:text-properties officeooo:rsid="002459c3" officeooo:paragraph-rsid="002459c3"/>
    </style:style>
    <style:style style:name="P43" style:family="paragraph" style:parent-style-name="Text_20_body" style:list-style-name="L2">
      <style:paragraph-properties fo:margin-top="0cm" fo:margin-bottom="0cm" style:contextual-spacing="false"/>
      <style:text-properties officeooo:rsid="002908eb" officeooo:paragraph-rsid="002908eb"/>
    </style:style>
    <style:style style:name="P44" style:family="paragraph" style:parent-style-name="Text_20_body" style:list-style-name="L2">
      <style:paragraph-properties fo:margin-top="0cm" fo:margin-bottom="0cm" style:contextual-spacing="false"/>
      <style:text-properties officeooo:rsid="0027facb" officeooo:paragraph-rsid="0027facb"/>
    </style:style>
    <style:style style:name="P45" style:family="paragraph" style:parent-style-name="Text_20_body" style:list-style-name="L2">
      <style:paragraph-properties fo:margin-top="0cm" fo:margin-bottom="0cm" style:contextual-spacing="false"/>
      <style:text-properties officeooo:rsid="002646c7" officeooo:paragraph-rsid="002646c7"/>
    </style:style>
    <style:style style:name="P46" style:family="paragraph" style:parent-style-name="Text_20_body">
      <style:text-properties officeooo:rsid="002be056" officeooo:paragraph-rsid="002be056"/>
    </style:style>
    <style:style style:name="P47" style:family="paragraph" style:parent-style-name="Title">
      <style:paragraph-properties fo:break-before="page"/>
    </style:style>
    <style:style style:name="P48" style:family="paragraph" style:parent-style-name="Title">
      <style:paragraph-properties fo:break-before="page"/>
      <style:text-properties officeooo:rsid="002be056" officeooo:paragraph-rsid="002be056"/>
    </style:style>
    <style:style style:name="T1" style:family="text">
      <style:text-properties officeooo:rsid="00170e21"/>
    </style:style>
    <style:style style:name="T2" style:family="text">
      <style:text-properties officeooo:rsid="0017bfd1"/>
    </style:style>
    <style:style style:name="T3" style:family="text">
      <style:text-properties officeooo:rsid="0017dfdd"/>
    </style:style>
    <style:style style:name="T4" style:family="text">
      <style:text-properties officeooo:rsid="00199e38"/>
    </style:style>
    <style:style style:name="T5" style:family="text">
      <style:text-properties officeooo:rsid="001f7e6b"/>
    </style:style>
    <style:style style:name="T6" style:family="text">
      <style:text-properties officeooo:rsid="002058aa"/>
    </style:style>
    <style:style style:name="T7" style:family="text">
      <style:text-properties officeooo:rsid="00234a7c"/>
    </style:style>
    <style:style style:name="T8" style:family="text">
      <style:text-properties officeooo:rsid="002459c3"/>
    </style:style>
    <style:style style:name="T9" style:family="text">
      <style:text-properties officeooo:rsid="0027facb"/>
    </style:style>
    <style:style style:name="T10" style:family="text">
      <style:text-properties officeooo:rsid="002908eb"/>
    </style:style>
    <style:style style:name="T11" style:family="text">
      <style:text-properties officeooo:rsid="002afba5"/>
    </style:style>
    <style:style style:name="T12" style:family="text">
      <style:text-properties officeooo:rsid="002be056"/>
    </style:style>
    <style:style style:name="T13" style:family="text">
      <style:text-properties officeooo:rsid="002c5ab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Industrial 6090 Laser Cutter Policies</text:p>
      <text:p text:style-name="P19">Only authorized persons may use the Industrial “6090” laser cutters without supervision. <text:s/>Authorized persons may allow others to use the machines, but are responsible for adherence to safety policies and must directly supervise at all times.</text:p>
      <text:p text:style-name="P19">Failure to comply with policies may result in revoking privileges to this or other machines.</text:p>
      <text:p text:style-name="P25">Motivation</text:p>
      <text:p text:style-name="P31">The large Industr<text:span text:style-name="T12">i</text:span>al 6090 laser cutters with 150W CO2 lasers can be quite dangerous to the operator, the facilities, and to innocent bystanders. <text:s/>These policies are meant to protect the safety of all. <text:s/>In addition, these systems are complex and expensive <text:span text:style-name="T11">to repair or replace</text:span>. <text:s/>As such, it is important to protect them so that <text:span text:style-name="T11">our community can continue to offer this resource.</text:span></text:p>
      <text:p text:style-name="P27">Process</text:p>
      <text:p text:style-name="P35">In order to be granted authorization to use these machines, you must:</text:p>
      <text:list text:style-name="L1">
        <text:list-item>
          <text:p text:style-name="P38">Review this policy document and agree to the provisions.</text:p>
        </text:list-item>
        <text:list-item>
          <text:p text:style-name="P38">Review training materials and safety reminders documents and agree to follow them.</text:p>
        </text:list-item>
        <text:list-item>
          <text:p text:style-name="P38">Demonstrate safe operation by running a job under supervision by an already authorized person. That person must observe and agree that you have followed safe operation. <text:s/>That person may grant access by revealing the combination to the lock-box containing the lock-out key.</text:p>
        </text:list-item>
      </text:list>
      <text:p text:style-name="P24">General provisions</text:p>
      <text:list text:style-name="L2">
        <text:list-item>
          <text:p text:style-name="P42"><text:span text:style-name="T10">Operators</text:span> must always <text:span text:style-name="T10">maintain line-of-sight </text:span>to the laser machines as the equipment is running a job.</text:p>
        </text:list-item>
        <text:list-item>
          <text:p text:style-name="P43">Operators must provide their own materials to cut</text:p>
        </text:list-item>
        <text:list-item>
          <text:p text:style-name="P42">Only one user may operate one machine at a time</text:p>
        </text:list-item>
        <text:list-item>
          <text:p text:style-name="P44">Operators must not operate the machines while under the influence of any intoxicant as defined by <text:a xlink:type="simple" xlink:href="https://oregon.public.law/statutes/ors_801.321" text:style-name="Internet_20_link" text:visited-style-name="Visited_20_Internet_20_Link">ORS301.321</text:a></text:p>
        </text:list-item>
        <text:list-item>
          <text:p text:style-name="P45">Machine doors and panels MUST remain closed <text:span text:style-name="T9">during operation</text:span></text:p>
        </text:list-item>
        <text:list-item>
          <text:p text:style-name="P42">Only approved materials are permitted inside the laser machines (see below)</text:p>
        </text:list-item>
        <text:list-item>
          <text:p text:style-name="P42">No open food or drink is permitted in the lab and near the equipment</text:p>
        </text:list-item>
        <text:list-item>
          <text:p text:style-name="P42">Users must clean up their space and the inside of the laser beds after usage</text:p>
        </text:list-item>
        <text:list-item>
          <text:p text:style-name="P45">Each laser must be operated at no more than 50% of its maximum power rating in order to prevent fires and also extend the life of the laser tube.</text:p>
        </text:list-item>
        <text:list-item>
          <text:p text:style-name="P45">Use of machines MUST be logged.</text:p>
        </text:list-item>
        <text:list-item>
          <text:p text:style-name="P45">In case of fault or emergency-stop, the reason MUST be logged.</text:p>
        </text:list-item>
        <text:list-item>
          <text:p text:style-name="P44">After use, the machine must be locked and the key returned to the lockbox</text:p>
        </text:list-item>
        <text:list-item>
          <text:p text:style-name="P44">The combination to the lockbox must not be shared with unauthorized persons.</text:p>
        </text:list-item>
        <text:list-item>
          <text:p text:style-name="P44">All procedures for unsafe conditions must be followed (see below)</text:p>
        </text:list-item>
        <text:list-item>
          <text:p text:style-name="P44">Vents must be opened and facility ventilation must be active during operation.</text:p>
        </text:list-item>
        <text:list-item>
          <text:p text:style-name="P43"><text:soft-page-break/>Follow the provided operations checklist when operating the machine.</text:p>
        </text:list-item>
      </text:list>
      <text:p text:style-name="P20"/>
      <text:p text:style-name="P23">Approved materials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2">Material</text:p>
          </table:table-cell>
          <table:table-cell table:style-name="Table3.A1" office:value-type="string">
            <text:p text:style-name="P22">Examples</text:p>
          </table:table-cell>
          <table:table-cell table:style-name="Table3.C1" office:value-type="string">
            <text:p text:style-name="P22">Notes</text:p>
          </table:table-cell>
        </table:table-row>
        <table:table-row>
          <table:table-cell table:style-name="Table3.A2" office:value-type="string">
            <text:p text:style-name="P22">Medium-Density Fiber Board</text:p>
          </table:table-cell>
          <table:table-cell table:style-name="Table3.A2" office:value-type="string">
            <text:p text:style-name="P22">MDF from hardware store</text:p>
          </table:table-cell>
          <table:table-cell table:style-name="Table3.C2" office:value-type="string">
            <text:p text:style-name="P22">Up to 1/8 inch</text:p>
            <text:p text:style-name="P22">Can smell bad, but usually cuts reasonably well <text:span text:style-name="T10">with ventilation.</text:span></text:p>
          </table:table-cell>
        </table:table-row>
        <table:table-row>
          <table:table-cell table:style-name="Table3.A2" office:value-type="string">
            <text:p text:style-name="P22">Plywood</text:p>
          </table:table-cell>
          <table:table-cell table:style-name="Table3.A2" office:value-type="string">
            <text:p text:style-name="P22"/>
          </table:table-cell>
          <table:table-cell table:style-name="Table3.C2" office:value-type="string">
            <text:p text:style-name="P22">Up to 1/8 inch</text:p>
          </table:table-cell>
        </table:table-row>
        <table:table-row>
          <table:table-cell table:style-name="Table3.A2" office:value-type="string">
            <text:p text:style-name="P22">Acrylic</text:p>
          </table:table-cell>
          <table:table-cell table:style-name="Table3.A2" office:value-type="string">
            <text:p text:style-name="P22">Plexiglass (make sure it is acrylic)</text:p>
          </table:table-cell>
          <table:table-cell table:style-name="Table3.C2" office:value-type="string">
            <text:p text:style-name="P22">Cast acrylic gives a better surface-finish</text:p>
          </table:table-cell>
        </table:table-row>
        <table:table-row>
          <table:table-cell table:style-name="Table3.A2" office:value-type="string">
            <text:p text:style-name="P22">Cardboard</text:p>
          </table:table-cell>
          <table:table-cell table:style-name="Table3.A2" office:value-type="string">
            <text:p text:style-name="P22">Most ordinary cardboard</text:p>
          </table:table-cell>
          <table:table-cell table:style-name="Table3.C2" office:value-type="string">
            <text:p text:style-name="P22">Can be a fire hazard, so use with care and be prepared to halt machine and extinguish flare-ups</text:p>
          </table:table-cell>
        </table:table-row>
        <table:table-row>
          <table:table-cell table:style-name="Table3.A2" office:value-type="string">
            <text:p text:style-name="P37">Glass</text:p>
          </table:table-cell>
          <table:table-cell table:style-name="Table3.A2" office:value-type="string">
            <text:p text:style-name="P37"/>
          </table:table-cell>
          <table:table-cell table:style-name="Table3.C2" office:value-type="string">
            <text:p text:style-name="P37">* For engraving/etching only.</text:p>
          </table:table-cell>
        </table:table-row>
        <table:table-row>
          <table:table-cell table:style-name="Table3.A2" office:value-type="string">
            <text:p text:style-name="P37">Ceramic tile</text:p>
          </table:table-cell>
          <table:table-cell table:style-name="Table3.A2" office:value-type="string">
            <text:p text:style-name="P37"/>
          </table:table-cell>
          <table:table-cell table:style-name="Table3.C2" office:value-type="string">
            <text:p text:style-name="P37">* For engraving/etching only.</text:p>
          </table:table-cell>
        </table:table-row>
      </table:table>
      <text:p text:style-name="P30"/>
      <text:p text:style-name="P32">If you believe a material is safe but is not on this list, please present it along with the Material <text:span text:style-name="T10">Safety </text:span>Data <text:span text:style-name="T10">(MDS)</text:span> sheet to the Board and ask them to approve it. <text:s/><text:span text:style-name="T10">If a material is not on the list, it must not be used </text:span>(even if you think it is safe).</text:p>
      <text:p text:style-name="P23"/>
      <text:p text:style-name="P23">Banned materials</text:p>
      <text:p text:style-name="P28">Some materials present hazards such as fire (papers), toxic gas (some polymers), or laser exposure (metals). <text:s/><text:span text:style-name="T12">These materials are NOT approved and are likely NEVER to be approved because of the hazards they present.</text:span></text:p>
      <text:p text:style-name="P2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8">Material</text:p>
          </table:table-cell>
          <table:table-cell table:style-name="Table2.A1" office:value-type="string">
            <text:p text:style-name="P18">Examples</text:p>
          </table:table-cell>
          <table:table-cell table:style-name="Table2.C1" office:value-type="string">
            <text:p text:style-name="P18">Reason</text:p>
          </table:table-cell>
        </table:table-row>
        <table:table-row>
          <table:table-cell table:style-name="Table2.A2" office:value-type="string">
            <text:p text:style-name="P18">Paper</text:p>
          </table:table-cell>
          <table:table-cell table:style-name="Table2.A2" office:value-type="string">
            <text:p text:style-name="P18">Printer paper</text:p>
          </table:table-cell>
          <table:table-cell table:style-name="Table2.C2" office:value-type="string">
            <text:p text:style-name="P18">Fire hazard</text:p>
          </table:table-cell>
        </table:table-row>
        <table:table-row>
          <table:table-cell table:style-name="Table2.A2" office:value-type="string">
            <text:p text:style-name="P18">Metal</text:p>
          </table:table-cell>
          <table:table-cell table:style-name="Table2.A2" office:value-type="string">
            <text:p text:style-name="P18">Steel, Brass, Aluminum, chrome, gold, silver</text:p>
          </table:table-cell>
          <table:table-cell table:style-name="Table2.C2" office:value-type="string">
            <text:p text:style-name="P18">Laser reflection hazard</text:p>
          </table:table-cell>
        </table:table-row>
        <table:table-row>
          <table:table-cell table:style-name="Table2.A2" office:value-type="string">
            <text:p text:style-name="P18">Mirrored surface</text:p>
          </table:table-cell>
          <table:table-cell table:style-name="Table2.A2" office:value-type="string">
            <text:p text:style-name="P18">Any type of reflective device</text:p>
          </table:table-cell>
          <table:table-cell table:style-name="Table2.C2" office:value-type="string">
            <text:p text:style-name="P18">Laser reflection hazard</text:p>
          </table:table-cell>
        </table:table-row>
        <table:table-row>
          <table:table-cell table:style-name="Table2.A2" office:value-type="string">
            <text:p text:style-name="P18">Polystyrene</text:p>
          </table:table-cell>
          <table:table-cell table:style-name="Table2.A2" office:value-type="string">
            <text:p text:style-name="P18">Styrofoam</text:p>
          </table:table-cell>
          <table:table-cell table:style-name="Table2.C2" office:value-type="string">
            <text:p text:style-name="P18">Toxic (Chlorine) gas</text:p>
          </table:table-cell>
        </table:table-row>
        <table:table-row>
          <table:table-cell table:style-name="Table2.A2" office:value-type="string">
            <text:p text:style-name="P18">Polycarbonate</text:p>
          </table:table-cell>
          <table:table-cell table:style-name="Table2.A2" office:value-type="string">
            <text:p text:style-name="P18">Lexan</text:p>
          </table:table-cell>
          <table:table-cell table:style-name="Table2.C2" office:value-type="string">
            <text:p text:style-name="P18">Toxic gas</text:p>
          </table:table-cell>
        </table:table-row>
        <table:table-row>
          <table:table-cell table:style-name="Table2.A2" office:value-type="string">
            <text:p text:style-name="P18">ABS</text:p>
          </table:table-cell>
          <table:table-cell table:style-name="Table2.A2" office:value-type="string">
            <text:p text:style-name="P18">3d printed ABS parts</text:p>
          </table:table-cell>
          <table:table-cell table:style-name="Table2.C2" office:value-type="string">
            <text:p text:style-name="P18">Toxic gas</text:p>
          </table:table-cell>
        </table:table-row>
        <table:table-row>
          <table:table-cell table:style-name="Table2.A2" office:value-type="string">
            <text:p text:style-name="P18">Fiberglass</text:p>
          </table:table-cell>
          <table:table-cell table:style-name="Table2.A2" office:value-type="string">
            <text:p text:style-name="P18"/>
          </table:table-cell>
          <table:table-cell table:style-name="Table2.C2" office:value-type="string">
            <text:p text:style-name="P18">Hazardous g<text:span text:style-name="T12">l</text:span>a<text:span text:style-name="T12">s</text:span>s particles in air and/or toxic fumes from epoxy</text:p>
          </table:table-cell>
        </table:table-row>
        <table:table-row>
          <table:table-cell table:style-name="Table2.A2" office:value-type="string">
            <text:p text:style-name="P18">Pressure-treated wood</text:p>
          </table:table-cell>
          <table:table-cell table:style-name="Table2.A2" office:value-type="string">
            <text:p text:style-name="P18">Wood with chemical preservatives</text:p>
          </table:table-cell>
          <table:table-cell table:style-name="Table2.C2" office:value-type="string">
            <text:p text:style-name="P18">Fire hazard, toxic gas from treatment chemicals</text:p>
          </table:table-cell>
        </table:table-row>
        <table:table-row>
          <table:table-cell table:style-name="Table2.A2" office:value-type="string">
            <text:p text:style-name="P18">PVC</text:p>
          </table:table-cell>
          <table:table-cell table:style-name="Table2.A2" office:value-type="string">
            <text:p text:style-name="P18">PVC Pipes, parts, tubes</text:p>
          </table:table-cell>
          <table:table-cell table:style-name="Table2.C2" office:value-type="string">
            <text:p text:style-name="P18">Toxic (Chlorine) gas</text:p>
          </table:table-cell>
        </table:table-row>
        <table:table-row>
          <table:table-cell table:style-name="Table2.A2" office:value-type="string">
            <text:p text:style-name="P18">Nylon</text:p>
          </table:table-cell>
          <table:table-cell table:style-name="Table2.A2" office:value-type="string">
            <text:p text:style-name="P18">Plastic, vinyl, pleather, Sintra, Kydex</text:p>
          </table:table-cell>
          <table:table-cell table:style-name="Table2.C2" office:value-type="string">
            <text:p text:style-name="P22">Toxic fumes</text:p>
          </table:table-cell>
        </table:table-row>
      </table:table>
      <text:p text:style-name="P28"/>
      <text:p text:style-name="P33"><text:soft-page-break/>[</text:p>
      <text:p text:style-name="P29">This list was partially taken from another similar policy:</text:p>
      <text:p text:style-name="P29"><text:a xlink:type="simple" xlink:href="https://campus.kennesaw.edu/colleges-departments/cacm/docs/laser_cutter_approved_and_banned_materials_list.pdf" text:style-name="Internet_20_link" text:visited-style-name="Visited_20_Internet_20_Link">https://campus.kennesaw.edu/colleges-departments/cacm/docs/laser_cutter_approved_and_banned_materials_list.pdf</text:a></text:p>
      <text:p text:style-name="P33">]</text:p>
      <text:p text:style-name="P28"/>
      <text:p text:style-name="P20">Most laser jobs should be prepared in advance for use on the standard size (60cm by 90cm) laser</text:p>
      <text:p text:style-name="P20">cutters. <text:s/>Files to be cut should be SVG (vector) files processed through Lightburn or Gcode files for direct machine instructions.</text:p>
      <text:p text:style-name="P20"/>
      <text:p text:style-name="P26">Unsafe Conditions</text:p>
      <text:p text:style-name="P36">It is unlikely, but possible, that during normal operation of the machines, faults may arise that present safety hazards. <text:s/>In these cases, it is extremely important that these procedures are followed to protect operators, nearby persons, <text:span text:style-name="T10">the machine, </text:span>and facilities.</text:p>
      <text:p text:style-name="P26">Fire</text:p>
      <text:p text:style-name="P33">CO2 lasers are powerful and operate by “burning” material. <text:s/>This can, in some cases, result in an uncontrolled burn of the workpiece or components of the machine. <text:s/>If handled quickly, these flare-ups can be managed, but if allowed to progress can pose a threat to the <text:span text:style-name="T10">operator, nearby persons, the machine, and </text:span>the facility. <text:s/><text:span text:style-name="T10">In case of fire:</text:span></text:p>
      <text:list text:style-name="L3">
        <text:list-item>
          <text:p text:style-name="P40">Turn off laser quickly using the Emergency Stop button</text:p>
        </text:list-item>
        <text:list-item>
          <text:p text:style-name="P40">Use the nearby CO2 extinguisher to extinguish the flame.</text:p>
        </text:list-item>
        <text:list-item>
          <text:p text:style-name="P40">Remove work piece and revise power and feed-rate to prevent fire <text:span text:style-name="T10">in future cuts.</text:span></text:p>
        </text:list-item>
        <text:list-item>
          <text:p text:style-name="P40">Log the <text:span text:style-name="T10">fire </text:span>in the operation log.</text:p>
        </text:list-item>
        <text:list-item>
          <text:p text:style-name="P40">If the fire cannot be extinguished, call 911 and request fire assistance from emergency services.</text:p>
        </text:list-item>
      </text:list>
      <text:p text:style-name="P26"/>
      <text:p text:style-name="P26">Laser Lens Vaporization</text:p>
      <text:p text:style-name="P33">The laser lenses are made of Selenium. <text:s/>If smoke, debris, or other impurities condense on the focusing lens, the CO2 laser light may vaporize the lens resulting in a reddish-pink residue on the work piece or other surfaces. <text:s/>Because Selenium is a highly toxic material, the following procedures must be followed:</text:p>
      <text:list text:style-name="L4">
        <text:list-item>
          <text:p text:style-name="P41">Turn off laser quickly using the Emergency Stop button.</text:p>
        </text:list-item>
        <text:list-item>
          <text:p text:style-name="P41">DO NOT REMOVE YOUR WORKPIECE, it is toxic and should be considered lost.</text:p>
        </text:list-item>
        <text:list-item>
          <text:p text:style-name="P41">Leave lid closed and ventilation turned on to vent potentially toxic selenium vapor.</text:p>
        </text:list-item>
        <text:list-item>
          <text:p text:style-name="P41">Notify a Spark Studio Board Member</text:p>
        </text:list-item>
        <text:list-item>
          <text:p text:style-name="P41">Turn key to OFF position and leave it locked.</text:p>
        </text:list-item>
        <text:list-item>
          <text:p text:style-name="P41">Place a sign on the machine warning that it has malfunctioned.</text:p>
        </text:list-item>
        <text:list-item>
          <text:p text:style-name="P41">Log the failure in the operation log</text:p>
        </text:list-item>
        <text:list-item>
          <text:p text:style-name="P41">A board member or other person delegated to clean the residue will don protective equipment (bunny-suit, gloves and respirator) and commence cleaning the area. <text:s/>The machine MUST NOT be operated until it has been cleaned and cleared to operate by the board.</text:p>
        </text:list-item>
        <text:list-item>
          <text:p text:style-name="P41">If you suspect that you have been exposed to Selenium vapor, you are advised to seek medical attention.</text:p>
        </text:list-item>
      </text:list>
      <text:p text:style-name="P26"><text:soft-page-break/></text:p>
      <text:p text:style-name="P26">Laser Tube Malfunction</text:p>
      <text:p text:style-name="P34">The CO2 laser tubes can last a long time, but ultimately they do wear out. <text:s/>In this case, they may physically develop a crack. <text:s/><text:span text:style-name="T10">This may also occur if impurities (such as algae or mold) make their way into the coolant water. <text:s/></text:span>If an unusual noise (crackle or pop from the back of the machine) occurs, the laser tube may be failing and you should:</text:p>
      <text:list text:continue-numbering="true" text:style-name="L4">
        <text:list-item>
          <text:p text:style-name="P41">Turn off laser quickly using the Emergency Stop button.</text:p>
        </text:list-item>
        <text:list-item>
          <text:p text:style-name="P41">Notify a Spark Studio Board Member</text:p>
        </text:list-item>
        <text:list-item>
          <text:p text:style-name="P41">Turn key to OFF position and leave it locked</text:p>
        </text:list-item>
        <text:list-item>
          <text:p text:style-name="P41">Place a sign on the machine warning that it has malfunctioned.</text:p>
        </text:list-item>
        <text:list-item>
          <text:p text:style-name="P41">Log the failure in the operation log</text:p>
        </text:list-item>
        <text:list-item>
          <text:p text:style-name="P41">A board member or other person delegated to maintain the machine will evaluate the failure and work toward remediating it.</text:p>
        </text:list-item>
      </text:list>
      <text:p text:style-name="P48">Authorization to use Industrial 6090 150W laser cutter/engraver</text:p>
      <text:p text:style-name="P46"/>
      <text:p text:style-name="P46">I, <text:s/>_____________________________ (person to be authorized) have read and agreed to the safety and operation procedures and is now authorized to use the Industrial 6090, 150W laser cutter/engravers.</text:p>
      <text:p text:style-name="P46"/>
      <text:p text:style-name="P46">Signed (person to be authorized) _____________________ Date ____________________</text:p>
      <text:p text:style-name="P46"/>
      <text:p text:style-name="P46">I, ____________________________ (name of witness) have agreed that the person named above has demonstrated safe operation and agreed to the safety and operation procedures.</text:p>
      <text:p text:style-name="P46"/>
      <text:p text:style-name="P46">Signed (witness) _____________________ Date ____________________</text:p>
      <text:p text:style-name="P46"/>
      <text:p text:style-name="P46">Congratulations!</text:p>
      <text:p text:style-name="P46"/>
      <text:p text:style-name="P17">Safety Reminders</text:p>
      <text:p text:style-name="P2">The CO2 lasers are inherently hazardous and expensive. <text:s/>Please exercise appropriate caution.</text:p>
      <text:p text:style-name="P1"/>
      <text:p text:style-name="P3">NEVER leave machine unattended while cutting is in progress. <text:s/>If fire occurs, it will spread rapidly and can entirely consume the machine in a matter of minutes.</text:p>
      <text:p text:style-name="P3"/>
      <text:p text:style-name="P5">Follow Operation Checklist in order to keep machine safe, operational, and in a “known” working condition. <text:s/>Report ANY safety or machine damage incident to Spark Studio board members promptly so that safety issues can be mitigated.</text:p>
      <text:p text:style-name="P3"/>
      <text:p text:style-name="P4">NEVER open the hood while the laser is cutting. <text:s/><text:span text:style-name="T11">While there is a safety mechanism to disengage the laser if the hood is open, this should not be relied upon. <text:s/></text:span>The infra-red laser beam is not visible to the human eye, but can still cut flesh and cause permanent blindness. <text:s/><text:span text:style-name="T2">Wearing CO2 eye protection (not provided) is also advised to avoid laser exposure. <text:s/></text:span>All panels including front hood, back laser tube access and front panel MUST remain closed during operation to avoid <text:span text:style-name="T2">direct </text:span>laser exposure.</text:p>
      <text:p text:style-name="P3"/>
      <text:p text:style-name="P3">In case of fire, <text:span text:style-name="T11">laser malfunction, or lens vaporization, </text:span>E-Stop buttons <text:span text:style-name="T11">must be used to turn off the machine.</text:span> <text:s/>Power off laser and controller and air assist and douse fire with CO2 extinguisher immediately. <text:s/><text:span text:style-name="T11">If fire is not extinguished, call 911 immediately to report the fire and evacuate the building. <text:s/></text:span><text:span text:style-name="T13">Report ALL fires to a board member also.</text:span></text:p>
      <text:p text:style-name="P3"/>
      <text:p text:style-name="P3">Some materials <text:span text:style-name="T11">present safety hazards in the form of toxic gas, fire, and laser light reflection. <text:s/>Do not use any materials not listed on the approved materials list.</text:span></text:p>
      <text:p text:style-name="P3"/>
      <text:p text:style-name="P3">The lenses are made of Zinc Selenide and if dirty can vaporize during operation leaving a <text:span text:style-name="T5">reddish-pink</text:span> residue. <text:s/>This substance is <text:span text:style-name="T5">acutely toxic</text:span>. <text:s/>If this occurs, immediately power off machine and leave hood closed <text:span text:style-name="T5">with ventilation on</text:span>. <text:s/>Don personal protective equipment (gloves, respirator, and gown) and scrub down machine to remove residue to avoid possible exposure.</text:p>
      <text:p text:style-name="P3"/>
      <text:p text:style-name="P3">Do not touch lenses or mirrors. <text:s/>Mis-alignment and dirty optics can cause hazards. These are sensitive components and should be handled as little as possible when in normal use. <text:s/>Special alignment procedures are required to clean and re-align optics.</text:p>
      <text:p text:style-name="P16"><text:span text:style-name="T8">O</text:span>peration Checklist</text:p>
      <text:p text:style-name="P8">1. Add your name, date and time to the operation log.</text:p>
      <text:p text:style-name="P10"><text:span text:style-name="T3">2</text:span>. Turn on power to controller (top switch) <text:span text:style-name="T4">on right side of machine.</text:span></text:p>
      <text:p text:style-name="P11"><text:span text:style-name="T3">3</text:span>. Place work piece inside cabinet</text:p>
      <text:p text:style-name="P11"><text:span text:style-name="T3">4</text:span><text:span text:style-name="T1">. S</text:span>et origin point for job <text:span text:style-name="T1">using arrow buttons and </text:span><text:span text:style-name="T4">press “Origin” button. <text:s/>Press “Reset” to confirm origin is set to correct location, machine will re-home and return to the origin.</text:span></text:p>
      <text:p text:style-name="P10"><text:span text:style-name="T3">5</text:span>. Set Z-distance from laser carefully using the green Z up/down buttons. <text:s/>This is normally a 7mm gap between the laser head and work piece although depends on the <text:span text:style-name="T1">focal length of the lens. <text:s/></text:span><text:span text:style-name="T4">Use the step gague block to set gap distance.</text:span></text:p>
      <text:p text:style-name="P13"><text:span text:style-name="T3">6</text:span>. CLOSE ALL PANELS to avoid laser exposure.</text:p>
      <text:p text:style-name="P10"><text:span text:style-name="T3">7</text:span>. Load job onto machine either through PC or USB stick. <text:s/>Job should never specify a laser power of over 50% because it significantly reduces the life of the <text:span text:style-name="T1">[expensive]</text:span> laser tube. <text:s/><text:span text:style-name="T7">When cutting jobs, it should be for a RUIDA controller G-code.</text:span></text:p>
      <text:p text:style-name="P10"><text:span text:style-name="T3">8</text:span>. Open the vent located on exhaust tube above back of machine.</text:p>
      <text:p text:style-name="P10"><text:span text:style-name="T3">9</text:span>. Turn on power to exhaust fans (located near the breaker panel).</text:p>
      <text:p text:style-name="P10"><text:span text:style-name="T3">10</text:span>. Turn on air assist pump.</text:p>
      <text:p text:style-name="P13">11. Verify water chiller is operating (nominal 15 degrees C temperature). <text:s/>Top off with distilled water if level is low.</text:p>
      <text:p text:style-name="P10"><text:span text:style-name="T3">12</text:span>. Turn on laser power supply (<text:span text:style-name="T4">middle</text:span> switch <text:span text:style-name="T4">on right side of machine</text:span>).</text:p>
      <text:p text:style-name="P10"><text:span text:style-name="T3">13</text:span>. Select file and press green “Start/Pause” button <text:span text:style-name="T3">to start cutting.</text:span></text:p>
      <text:p text:style-name="P10"><text:span text:style-name="T1">1</text:span><text:span text:style-name="T3">4</text:span>. When job is finished, remove work piece.</text:p>
      <text:p text:style-name="P14">1<text:span text:style-name="T3">5</text:span>. Turn off exhaust fans <text:span text:style-name="T3">and close vent.</text:span></text:p>
      <text:p text:style-name="P14">1<text:span text:style-name="T3">6</text:span> Turn off air assist pump.</text:p>
      <text:p text:style-name="P14">1<text:span text:style-name="T3">7</text:span>. Turn off laser tube and controller power.</text:p>
      <text:p text:style-name="P12">1<text:span text:style-name="T3">8</text:span>. <text:span text:style-name="T4">Leave the machine clean: <text:s/></text:span><text:span text:style-name="T3">empty chip tray and wipe down residue </text:span><text:span text:style-name="T4">from cut</text:span><text:span text:style-name="T3">.</text:span></text:p>
      <text:p text:style-name="P8">19. Log end date/time and any malfunction or incident in the operation log.</text:p>
      <text:p text:style-name="Title"><text:soft-page-break/>Machine Operation Log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7">Name</text:p>
          </table:table-cell>
          <table:table-cell table:style-name="Table1.A1" office:value-type="string">
            <text:p text:style-name="P7">Date/Time Started</text:p>
          </table:table-cell>
          <table:table-cell table:style-name="Table1.A1" office:value-type="string">
            <text:p text:style-name="P7">Date/Time Ended</text:p>
          </table:table-cell>
          <table:table-cell table:style-name="Table1.D1" office:value-type="string">
            <text:p text:style-name="P7">Safety incident (Y/N)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</table:table>
      <text:p text:style-name="P9"/>
      <text:p text:style-name="P17">Pro Tips</text:p>
      <text:p text:style-name="P15">This is not an exhaustive list, but there are a few tips for ach<text:span text:style-name="T6">ie</text:span>ving a better surface finish. <text:s/>Some experimentation may be required, but a quite good surface finish is possible with some setup and care.</text:p>
      <text:p text:style-name="P15">Cast acrylic leaves a better surface finish and less deformation than extruded acrylic. <text:s/>If surface finish is important, use cast acrylic.</text:p>
      <text:p text:style-name="P15">Higher pressure air assist removes residue from work piece more efficiently and leaves a better surface finish with less post-processing. <text:s/>If available, using an air compressor to feed the air assist will provide a better surface finish.</text:p>
      <text:p text:style-name="P15"><text:span text:style-name="T5">Flashback</text:span> (reflections from the holders that scar the back of the work piece) can cause residue to form on the back/bottom of work piece. <text:s/>Consider using the “Slats” or a “pin bed” to hold the work piece in order to reduce flashover and leave a better surface finish on back.</text:p>
      <text:p text:style-name="P15">When etching glass, the 150W lasers are usually too powerful. <text:s/>Use a low power setting and consider de-focusing the beam slightly. <text:s/>Also, applying a thin layer of dilute dish soap to work piece to facilitate cleaning of small glass particles formed during etching proces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4T08:43:40.583643382</meta:creation-date>
    <dc:date>2026-02-23T08:06:25.840832363</dc:date>
    <meta:editing-duration>PT1H43S</meta:editing-duration>
    <meta:editing-cycles>11</meta:editing-cycles>
    <meta:generator>LibreOffice/24.2.7.2$Linux_X86_64 LibreOffice_project/420$Build-2</meta:generator>
    <meta:print-date>2026-01-24T10:05:01.138634903</meta:print-date>
    <meta:document-statistic meta:table-count="3" meta:image-count="0" meta:object-count="0" meta:page-count="9" meta:paragraph-count="162" meta:word-count="2113" meta:character-count="12695" meta:non-whitespace-character-count="10735"/>
  </office:meta>
</office:document-meta>
</file>